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900000168170DE46E50CC33D1.png" manifest:media-type="image/png"/>
  <manifest:file-entry manifest:full-path="Pictures/100000000000028A0000013F0E5AE4E3F9F7A12C.png" manifest:media-type="image/png"/>
  <manifest:file-entry manifest:full-path="Pictures/100000000000029E0000013515778D709ED019DC.png" manifest:media-type="image/png"/>
  <manifest:file-entry manifest:full-path="Pictures/1000000000000275000001182DFD3D5256C3EF43.png" manifest:media-type="image/png"/>
  <manifest:file-entry manifest:full-path="Pictures/100000000000022E00000145088559B590BB2A14.png" manifest:media-type="image/png"/>
  <manifest:file-entry manifest:full-path="Pictures/10000000000002B70000022DABEC963C0B56FA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0f9e60" officeooo:paragraph-rsid="000f9e60"/>
    </style:style>
    <style:style style:name="P2" style:family="paragraph" style:parent-style-name="Standard">
      <style:text-properties officeooo:rsid="000f9e60" officeooo:paragraph-rsid="000f9e60"/>
    </style:style>
    <style:style style:name="P3" style:family="paragraph" style:parent-style-name="Standard">
      <style:paragraph-properties fo:break-before="page"/>
      <style:text-properties officeooo:rsid="000f9e60" officeooo:paragraph-rsid="000f9e60"/>
    </style:style>
    <style:style style:name="P4" style:family="paragraph" style:parent-style-name="Standard" style:master-page-name="">
      <style:paragraph-properties style:page-number="auto" fo:break-before="auto" fo:break-after="auto"/>
      <style:text-properties officeooo:rsid="000f9e60" officeooo:paragraph-rsid="000f9e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uke Zhang</text:p>
      <text:p text:style-name="P2"/>
      <text:p text:style-name="P2">1-ASIR</text:p>
      <text:p text:style-name="P2"/>
      <text:h text:style-name="P1" text:outline-level="1">Actividad 19 - Estructuras de datos</text:h>
      <text:p text:style-name="P2"><draw:frame draw:style-name="fr1" draw:name="Imagen1" text:anchor-type="char" svg:width="17cm" svg:height="9.202cm" draw:z-index="0"><draw:image xlink:href="Pictures/100000000000029900000168170DE46E50CC33D1.png" xlink:type="simple" xlink:show="embed" xlink:actuate="onLoad" draw:mime-type="image/png"/></draw:frame><draw:frame draw:style-name="fr2" draw:name="Imagen2" text:anchor-type="char" svg:x="0.023cm" svg:y="9.525cm" svg:width="17cm" svg:height="8.343cm" draw:z-index="1"><draw:image xlink:href="Pictures/100000000000028A0000013F0E5AE4E3F9F7A12C.png" xlink:type="simple" xlink:show="embed" xlink:actuate="onLoad" draw:mime-type="image/png"/></draw:frame></text:p>
      <text:p text:style-name="P3"><draw:frame draw:style-name="fr1" draw:name="Imagen3" text:anchor-type="char" svg:width="17cm" svg:height="7.839cm" draw:z-index="2"><draw:image xlink:href="Pictures/100000000000029E0000013515778D709ED019DC.png" xlink:type="simple" xlink:show="embed" xlink:actuate="onLoad" draw:mime-type="image/png"/></draw:frame><draw:frame draw:style-name="fr2" draw:name="Imagen4" text:anchor-type="char" svg:x="-0.153cm" svg:y="4.939cm" svg:width="16.642cm" svg:height="7.408cm" draw:z-index="3"><draw:image xlink:href="Pictures/1000000000000275000001182DFD3D5256C3EF43.png" xlink:type="simple" xlink:show="embed" xlink:actuate="onLoad" draw:mime-type="image/png"/></draw:frame><draw:frame draw:style-name="fr2" draw:name="Imagen5" text:anchor-type="char" svg:x="0.302cm" svg:y="14.176cm" svg:width="14.764cm" svg:height="8.599cm" draw:z-index="4"><draw:image xlink:href="Pictures/100000000000022E00000145088559B590BB2A14.png" xlink:type="simple" xlink:show="embed" xlink:actuate="onLoad" draw:mime-type="image/png"/></draw:frame></text:p>
      <text:p text:style-name="P3"><draw:frame draw:style-name="fr1" draw:name="Imagen6" text:anchor-type="char" svg:width="17cm" svg:height="13.624cm" draw:z-index="5"><draw:image xlink:href="Pictures/10000000000002B70000022DABEC963C0B56FA8C.png" xlink:type="simple" xlink:show="embed" xlink:actuate="onLoad" draw:mime-type="image/png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4T09:55:39.974000000</meta:creation-date>
    <dc:date>2024-04-04T13:16:53.792000000</dc:date>
    <meta:editing-duration>PT3H21M14S</meta:editing-duration>
    <meta:editing-cycles>1</meta:editing-cycles>
    <meta:document-statistic meta:table-count="0" meta:image-count="6" meta:object-count="0" meta:page-count="3" meta:paragraph-count="3" meta:word-count="9" meta:character-count="51" meta:non-whitespace-character-count="45"/>
    <meta:generator>LibreOffice/7.5.0.3$Windows_X86_64 LibreOffice_project/c21113d003cd3efa8c53188764377a8272d9d6de</meta:generator>
  </office:meta>
</office:document-meta>
</file>